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image1.jpg" manifest:media-type="image/jpe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4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4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 style:list-style-name="L4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 style:list-style-name="L4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4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  <style:text-properties fo:font-size="18pt"/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fo:font-size="18pt"/>
    </style:style>
    <style:style style:name="P5" style:family="paragraph">
      <style:paragraph-properties fo:margin-left="0.953cm" fo:margin-right="0cm" fo:margin-top="0.176cm" fo:margin-bottom="0cm" fo:line-height="100%" fo:text-align="center" fo:text-indent="-0.953cm" style:punctuation-wrap="hanging" style:writing-mode="lr-tb">
        <style:tab-stops/>
      </style:paragraph-properties>
      <style:text-properties fo:font-size="18pt"/>
    </style:style>
    <style:style style:name="P6" style:family="paragraph">
      <style:paragraph-properties fo:margin-left="0.953cm" fo:margin-right="0cm" fo:margin-top="0.176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  <style:text-properties fo:font-size="18pt"/>
    </style:style>
    <style:style style:name="P11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7" draw:style-name="dp1" draw:master-page-name="Master1-Layout2-cust-Título-e-conteúdo">
        <office:forms form:automatic-focus="false" form:apply-design-mode="false"/>
        <draw:frame draw:name="Rectangle 1" draw:style-name="gr1" draw:text-style-name="P2" draw:layer="layout" svg:width="22.357cm" svg:height="4.202cm" svg:x="2.077cm" svg:y="8.123cm">
          <draw:text-box>
            <text:p text:style-name="P1"><text:span text:style-name="T1">TÍTULO</text:span><text:span text:style-name="T1"><text:line-break/></text:span><text:span text:style-name="T2">Subtítulo (</text:span><text:span text:style-name="T3">se houver)</text:span></text:p>
          </draw:text-box>
        </draw:frame>
        <draw:frame draw:name="Rectangle 3" draw:style-name="gr2" draw:text-style-name="P4" draw:layer="layout" svg:width="22.648cm" svg:height="2.447cm" svg:x="1.786cm" svg:y="15.677cm">
          <draw:text-box>
            <text:p text:style-name="P3"><text:span text:style-name="T3">Pouso Alegre</text:span></text:p>
            <text:p text:style-name="P3"><text:span text:style-name="T3">2015</text:span></text:p>
          </draw:text-box>
        </draw:frame>
        <draw:custom-shape draw:name="Retângulo 1" draw:style-name="gr3" draw:text-style-name="P6" draw:layer="layout" svg:width="22.357cm" svg:height="3.148cm" svg:x="2.077cm" svg:y="3.523cm">
          <text:p text:style-name="P5"><text:span text:style-name="T4">Nome_do_aluno_A</text:span></text:p>
          <text:p text:style-name="P5"><text:span text:style-name="T4">Nome_do_aluno_B</text:span></text:p>
          <text:p text:style-name="P5"><text:span text:style-name="T4">Nome-do-orientado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5"><text:page-number>&lt;número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draw:frame draw:name="Rectangle 4" presentation:style-name="pr3" draw:text-style-name="P7" draw:layer="layout" svg:width="10.716cm" svg:height="2.54cm" svg:x="10.716cm" svg:y="0.595cm" presentation:class="title">
          <draw:text-box>
            <text:p text:style-name="P9"><text:span text:style-name="T6">Objetivo Geral</text:span></text:p>
          </draw:text-box>
        </draw:frame>
        <draw:frame draw:name="Rectangle 3" draw:style-name="gr5" draw:text-style-name="P11" draw:layer="layout" svg:width="22.119cm" svg:height="6.967cm" svg:x="2.183cm" svg:y="6.725cm">
          <draw:text-box>
            <text:list text:style-name="L4">
              <text:list-item>
                <text:p text:style-name="P10"><text:span text:style-name="T2">Desenvolver..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8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9"><text:span text:style-name="T6">Objetivos Específicos</text:span></text:p>
          </draw:text-box>
        </draw:frame>
        <draw:frame draw:name="Rectangle 3" draw:style-name="gr6" draw:text-style-name="P11" draw:layer="layout" svg:width="22.119cm" svg:height="6.967cm" svg:x="2.183cm" svg:y="6.725cm">
          <draw:text-box>
            <text:list text:style-name="L4">
              <text:list-item>
                <text:p text:style-name="P10"><text:span text:style-name="T2">Analisar</text:span></text:p>
              </text:list-item>
              <text:list-item>
                <text:p text:style-name="P10"><text:span text:style-name="T2">Desenvolver</text:span></text:p>
              </text:list-item>
              <text:list-item>
                <text:p text:style-name="P10"><text:span text:style-name="T2">Implantar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9"><text:span text:style-name="T6">Justificativa</text:span></text:p>
          </draw:text-box>
        </draw:frame>
        <draw:frame draw:name="Rectangle 3" draw:style-name="gr7" draw:text-style-name="P11" draw:layer="layout" svg:width="22.119cm" svg:height="6.967cm" svg:x="2.183cm" svg:y="6.725cm">
          <draw:text-box>
            <text:list text:style-name="L4">
              <text:list-item>
                <text:p text:style-name="P10"><text:span text:style-name="T2">Naum naum naum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9"><text:span text:style-name="T6">Introdução</text:span></text:p>
          </draw:text-box>
        </draw:frame>
        <draw:frame draw:name="Rectangle 3" draw:style-name="gr8" draw:text-style-name="P11" draw:layer="layout" svg:width="22.119cm" svg:height="6.967cm" svg:x="2.183cm" svg:y="6.725cm">
          <draw:text-box>
            <text:list text:style-name="L4">
              <text:list-item>
                <text:p text:style-name="P10"><text:span text:style-name="T2">Naum naum naum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9"><text:span text:style-name="T6">Quadro Teórico</text:span></text:p>
          </draw:text-box>
        </draw:frame>
        <draw:frame draw:name="Rectangle 3" draw:style-name="gr9" draw:text-style-name="P11" draw:layer="layout" svg:width="22.119cm" svg:height="6.967cm" svg:x="2.183cm" svg:y="6.725cm">
          <draw:text-box>
            <text:list text:style-name="L4">
              <text:list-item>
                <text:p text:style-name="P10"><text:span text:style-name="T2">Naum naum naum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2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9"><text:span text:style-name="T6">Metodologia</text:span></text:p>
          </draw:text-box>
        </draw:frame>
        <draw:frame draw:name="Rectangle 3" draw:style-name="gr10" draw:text-style-name="P11" draw:layer="layout" svg:width="22.119cm" svg:height="6.967cm" svg:x="2.183cm" svg:y="6.725cm">
          <draw:text-box>
            <text:list text:style-name="L4">
              <text:list-item>
                <text:p text:style-name="P10"><text:span text:style-name="T2">Naum naum naum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9"><text:span text:style-name="T6">Cronograma</text:span></text:p>
          </draw:text-box>
        </draw:frame>
        <draw:frame draw:name="Rectangle 3" draw:style-name="gr11" draw:text-style-name="P11" draw:layer="layout" svg:width="22.119cm" svg:height="6.967cm" svg:x="2.183cm" svg:y="6.725cm">
          <draw:text-box>
            <text:list text:style-name="L4">
              <text:list-item>
                <text:p text:style-name="P10"><text:span text:style-name="T2">Naum naum naum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9"><text:span text:style-name="T6">Referências</text:span></text:p>
          </draw:text-box>
        </draw:frame>
        <draw:frame draw:name="Rectangle 3" draw:style-name="gr12" draw:text-style-name="P11" draw:layer="layout" svg:width="22.119cm" svg:height="6.967cm" svg:x="2.183cm" svg:y="6.725cm">
          <draw:text-box>
            <text:list text:style-name="L4">
              <text:list-item>
                <text:p text:style-name="P10"><text:span text:style-name="T2">Naum naum naum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02">02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3">
            <text:list-item>
              <text:p text:style-name="MP4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image1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9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3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3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9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3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9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3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3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9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9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3">
            <text:list-item>
              <text:p text:style-name="MP4"><text:span text:style-name="MT9">Clique para editar os estilos do texto mestre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3">
            <text:list-item>
              <text:p text:style-name="MP4"><text:span text:style-name="MT9">Clique para editar os estilos do texto mestre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11">
            <text:list-item>
              <text:p text:style-name="MP21"><text:span text:style-name="MT22">Clique para editar os estilos do texto mestre</text:span></text:p>
            </text:list-item>
          </text:list>
          <text:list text:style-name="ML12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11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9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11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11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9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11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9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11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11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9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9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11">
            <text:list-item>
              <text:p text:style-name="MP21"><text:span text:style-name="MT22">Clique para editar os estilos do texto mestre</text:span></text:p>
            </text:list-item>
          </text:list>
          <text:list text:style-name="ML12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11">
            <text:list-item>
              <text:p text:style-name="MP21"><text:span text:style-name="MT22">Clique para editar os estilos do texto mestre</text:span></text:p>
            </text:list-item>
          </text:list>
          <text:list text:style-name="ML12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02">02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02">02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9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PowerPoint Presentation</dc:title>
    <dc:subject>TCC</dc:subject>
    <meta:initial-creator>José Luiz da silva</meta:initial-creator>
    <dc:creator>Felipe Rodrigues</dc:creator>
    <meta:creation-date>2002-05-11T17:07:14Z</meta:creation-date>
    <dc:date>2015-05-02T14:51:28.608000000</dc:date>
    <meta:editing-cycles>46</meta:editing-cycles>
    <meta:editing-duration>PT12H32M57S</meta:editing-duration>
    <meta:document-statistic meta:object-count="346"/>
  </office:meta>
</office:document-meta>
</file>